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fb0b4"/>
    </style:style>
    <style:style style:name="gr2" style:family="graphic" style:parent-style-name="standard">
      <style:graphic-properties draw:stroke="none" svg:stroke-width="0.001cm" draw:fill-color="#65697f"/>
    </style:style>
    <style:style style:name="gr3" style:family="graphic" style:parent-style-name="standard">
      <style:graphic-properties draw:stroke="none" svg:stroke-width="0.001cm" draw:fill-color="#6f7390"/>
    </style:style>
    <style:style style:name="gr4" style:family="graphic" style:parent-style-name="standard">
      <style:graphic-properties draw:stroke="none" svg:stroke-width="0.001cm" draw:fill-color="#b3b5c4"/>
    </style:style>
    <style:style style:name="gr5" style:family="graphic" style:parent-style-name="standard">
      <style:graphic-properties draw:stroke="none" svg:stroke-width="0.001cm" draw:fill-color="#9497ad"/>
    </style:style>
  </office:automatic-styles>
  <office:body>
    <office:drawing>
      <draw:page draw:name="page1" draw:style-name="dp1" draw:master-page-name="Default">
        <draw:g>
          <draw:glue-point draw:id="4" svg:x="4.317cm" svg:y="-5cm"/>
          <draw:glue-point draw:id="5" svg:x="-5cm" svg:y="5cm"/>
          <draw:glue-point draw:id="6" svg:x="0.9cm" svg:y="5cm"/>
          <draw:glue-point draw:id="7" svg:x="-2.05cm" svg:y="5cm"/>
          <draw:glue-point draw:id="8" svg:x="-5cm" svg:y="-1.54cm"/>
          <draw:glue-point draw:id="9" svg:x="-5cm" svg:y="1.729cm"/>
          <draw:glue-point draw:id="10" svg:x="5cm" svg:y="-2.25cm"/>
          <draw:glue-point draw:id="11" svg:x="-0.976cm" svg:y="1.134cm"/>
          <draw:polygon draw:style-name="gr1" draw:layer="layout" svg:width="0.868cm" svg:height="0.671cm" svg:x="2.923cm" svg:y="0.673cm" svg:viewBox="0 0 869 672" draw:points="842,0 0,483 27,672 869,174">
            <text:p/>
          </draw:polygon>
          <draw:polygon draw:style-name="gr2" draw:layer="layout" svg:width="0.87cm" svg:height="0.519cm" svg:x="2.904cm" svg:y="0.656cm" svg:viewBox="0 0 871 520" draw:points="0,503 29,516 871,33 851,0 10,483 0,503 10,483 7,484 6,486 4,487 3,489 2,491 1,492 1,494 0,496 0,497 0,499 0,501 0,503 1,506 3,510 4,513 7,515 8,516 10,517 12,518 13,519 15,519 17,520 19,520 21,520 23,519 24,519 26,518 29,516">
            <text:p/>
          </draw:polygon>
          <draw:polygon draw:style-name="gr2" draw:layer="layout" svg:width="0.065cm" svg:height="0.209cm" svg:x="2.904cm" svg:y="1.153cm" svg:viewBox="0 0 66 210" draw:points="55,207 65,187 38,0 0,5 26,193 55,207 26,193 27,195 28,198 28,200 29,201 30,203 32,204 33,205 35,207 36,207 38,208 39,209 41,209 45,210 48,209 52,209 55,207 57,206 58,205 60,204 61,203 62,202 63,200 64,198 64,196 65,194 66,192 66,190 65,187">
            <text:p/>
          </draw:polygon>
          <draw:polygon draw:style-name="gr2" draw:layer="layout" svg:width="0.87cm" svg:height="0.533cm" svg:x="2.941cm" svg:y="0.827cm" svg:viewBox="0 0 871 534" draw:points="871,17 841,2 0,500 18,534 861,36 871,17 861,36 863,35 864,33 866,32 867,30 868,29 869,27 870,25 871,23 871,22 871,20 871,18 871,16 869,13 868,10 866,7 863,4 862,3 860,2 859,1 857,1 855,0 853,0 852,0 850,0 848,0 846,1 844,2 841,2">
            <text:p/>
          </draw:polygon>
          <draw:polygon draw:style-name="gr2" draw:layer="layout" svg:width="0.065cm" svg:height="0.196cm" svg:x="3.745cm" svg:y="0.654cm" svg:viewBox="0 0 66 197" draw:points="9,2 0,22 27,197 66,191 38,16 9,2 38,16 38,13 37,11 36,10 35,7 34,6 33,5 31,3 30,2 28,2 27,1 25,0 23,0 20,0 16,0 12,0 9,2 7,3 6,4 4,5 4,6 2,7 1,9 1,11 0,13 0,15 0,17 0,19 0,22">
            <text:p/>
          </draw:polygon>
          <draw:polygon draw:style-name="gr1" draw:layer="layout" svg:width="0.868cm" svg:height="0.671cm" svg:x="3.043cm" svg:y="1.021cm" svg:viewBox="0 0 869 672" draw:points="841,0 0,483 26,672 869,174">
            <text:p/>
          </draw:polygon>
          <draw:polygon draw:style-name="gr2" draw:layer="layout" svg:width="0.87cm" svg:height="0.519cm" svg:x="3.024cm" svg:y="1.005cm" svg:viewBox="0 0 871 520" draw:points="0,503 28,517 871,33 851,0 9,483 0,503 9,483 7,485 6,486 4,487 3,489 2,491 1,492 0,494 0,496 0,497 0,499 0,501 0,503 1,507 2,510 4,513 6,515 8,516 9,517 11,518 13,519 15,519 17,520 18,520 20,520 22,519 25,519 26,518 28,517">
            <text:p/>
          </draw:polygon>
          <draw:polygon draw:style-name="gr2" draw:layer="layout" svg:width="0.065cm" svg:height="0.21cm" svg:x="3.024cm" svg:y="1.502cm" svg:viewBox="0 0 66 211" draw:points="55,208 65,189 38,0 0,5 27,194 55,208 27,194 27,196 28,198 28,200 29,202 31,203 32,205 33,206 34,208 36,208 38,209 39,210 41,210 45,211 49,211 52,209 55,208 57,207 58,206 60,205 61,203 62,202 63,201 64,199 65,197 65,195 66,193 66,191 65,189">
            <text:p/>
          </draw:polygon>
          <draw:polygon draw:style-name="gr2" draw:layer="layout" svg:width="0.87cm" svg:height="0.532cm" svg:x="3.06cm" svg:y="1.177cm" svg:viewBox="0 0 871 533" draw:points="869,16 841,2 0,499 19,533 860,36 869,16 860,36 863,34 864,33 865,31 867,30 868,28 869,27 869,25 869,23 870,21 871,19 870,17 869,15 869,12 867,9 865,6 863,4 861,3 860,2 858,1 856,0 855,0 853,0 851,0 849,0 847,0 845,0 843,1 841,2">
            <text:p/>
          </draw:polygon>
          <draw:polygon draw:style-name="gr2" draw:layer="layout" svg:width="0.064cm" svg:height="0.197cm" svg:x="3.865cm" svg:y="1.002cm" svg:viewBox="0 0 65 198" draw:points="9,2 0,22 26,198 65,192 38,16 9,2 38,16 38,14 37,12 36,10 35,8 34,7 33,5 31,4 30,3 28,2 26,1 25,0 23,0 20,0 16,0 12,1 9,2 8,3 6,4 5,5 3,7 3,8 1,10 1,11 0,13 0,15 0,18 0,20 0,22">
            <text:p/>
          </draw:polygon>
          <draw:polygon draw:style-name="gr3" draw:layer="layout" svg:width="0.701cm" svg:height="1.266cm" svg:x="4.105cm" svg:y="0.055cm" svg:viewBox="0 0 702 1267" draw:points="635,1267 702,1119 46,0 0,175">
            <text:p/>
          </draw:polygon>
          <draw:polygon draw:style-name="gr2" draw:layer="layout" svg:width="0.103cm" svg:height="0.175cm" svg:x="4.722cm" svg:y="1.154cm" svg:viewBox="0 0 104 176" draw:points="100,10 66,12 0,160 34,176 101,27 100,10 101,27 102,25 103,23 104,21 104,19 104,17 104,15 102,13 102,12 101,10 100,9 99,7 98,6 95,4 92,2 89,1 85,0 83,0 82,0 80,0 78,1 76,2 75,2 73,3 71,4 70,6 69,8 67,9 66,12">
            <text:p/>
          </draw:polygon>
          <draw:polygon draw:style-name="gr2" draw:layer="layout" svg:width="0.69cm" svg:height="1.148cm" svg:x="4.132cm" svg:y="0.036cm" svg:viewBox="0 0 691 1149" draw:points="0,14 2,29 658,1149 691,1129 36,9 0,14 36,9 34,8 33,6 31,4 30,3 28,2 27,1 25,0 23,0 21,0 20,0 18,0 16,0 13,1 9,3 7,4 4,7 3,8 2,10 1,12 0,13 0,15 0,17 0,19 0,21 0,23 0,25 2,27 2,29">
            <text:p/>
          </draw:polygon>
          <draw:polygon draw:style-name="gr2" draw:layer="layout" svg:width="0.084cm" svg:height="0.2cm" svg:x="4.086cm" svg:y="0.05cm" svg:viewBox="0 0 85 201" draw:points="2,191 38,186 85,9 47,0 0,176 2,191 0,176 0,178 0,181 0,183 0,184 0,186 1,189 2,190 3,192 3,193 5,194 6,196 8,197 11,198 14,199 17,201 22,201 23,201 25,199 26,199 28,198 30,198 31,196 33,195 34,194 35,192 36,190 37,188 38,186">
            <text:p/>
          </draw:polygon>
          <draw:polygon draw:style-name="gr2" draw:layer="layout" svg:width="0.67cm" svg:height="1.12cm" svg:x="4.089cm" svg:y="0.221cm" svg:viewBox="0 0 671 1121" draw:points="668,1109 668,1091 33,0 0,20 635,1111 668,1109 635,1111 636,1113 637,1114 638,1116 640,1117 642,1118 643,1119 645,1120 646,1120 648,1121 650,1121 652,1121 654,1120 657,1119 661,1117 664,1116 666,1113 667,1112 668,1110 669,1108 669,1107 670,1105 671,1103 671,1102 671,1099 670,1097 669,1095 668,1094 668,1091">
            <text:p/>
          </draw:polygon>
          <draw:polygon draw:style-name="gr4" draw:layer="layout" svg:width="1.393cm" svg:height="1.524cm" svg:x="3.346cm" svg:y="0.231cm" svg:viewBox="0 0 1394 1525" draw:points="0,428 632,1525 1394,1091 759,0">
            <text:p/>
          </draw:polygon>
          <draw:polygon draw:style-name="gr2" draw:layer="layout" svg:width="0.668cm" svg:height="1.126cm" svg:x="3.329cm" svg:y="0.649cm" svg:viewBox="0 0 669 1127" draw:points="658,1124 666,1097 33,0 0,19 632,1116 658,1124 632,1116 634,1118 635,1120 637,1122 638,1123 640,1124 642,1125 643,1125 645,1126 646,1127 648,1127 650,1127 652,1126 655,1125 658,1123 662,1121 664,1119 665,1117 666,1116 667,1114 668,1113 669,1111 669,1109 669,1107 669,1105 668,1103 668,1101 666,1099 666,1097">
            <text:p/>
          </draw:polygon>
          <draw:polygon draw:style-name="gr2" draw:layer="layout" svg:width="0.79cm" svg:height="0.471cm" svg:x="3.968cm" svg:y="1.301cm" svg:viewBox="0 0 791 472" draw:points="788,10 762,3 0,437 19,472 780,36 788,10 780,36 782,35 784,33 786,32 787,30 788,29 789,27 789,26 790,24 790,22 791,20 791,18 790,17 789,13 788,10 786,7 783,4 782,4 780,2 779,2 777,1 775,0 773,0 771,0 769,0 768,0 765,1 764,2 762,3">
            <text:p/>
          </draw:polygon>
          <draw:polygon draw:style-name="gr2" draw:layer="layout" svg:width="0.67cm" svg:height="1.12cm" svg:x="4.086cm" svg:y="0.211cm" svg:viewBox="0 0 671 1121" draw:points="10,3 3,29 637,1121 671,1101 36,9 10,3 36,9 35,8 33,6 32,4 30,3 28,2 27,1 25,1 23,0 22,0 20,0 18,0 16,0 13,1 10,3 6,4 4,7 3,9 2,10 1,12 1,14 0,15 0,17 0,19 0,21 0,23 1,25 1,27 3,29">
            <text:p/>
          </draw:polygon>
          <draw:polygon draw:style-name="gr2" draw:layer="layout" svg:width="0.788cm" svg:height="0.464cm" svg:x="3.326cm" svg:y="0.214cm" svg:viewBox="0 0 789 465" draw:points="2,455 28,462 789,33 770,0 10,428 2,455 10,428 8,429 6,430 5,432 3,434 2,435 1,437 0,439 0,440 0,442 0,444 0,446 0,448 1,451 2,455 4,457 7,460 8,461 10,462 11,463 13,464 15,464 17,464 18,465 20,465 22,464 24,464 26,463 28,462">
            <text:p/>
          </draw:polygon>
          <draw:polygon draw:style-name="gr5" draw:layer="layout" svg:width="0.805cm" svg:height="0.604cm" svg:x="3.346cm" svg:y="0.055cm" svg:viewBox="0 0 806 605" draw:points="44,452 806,0 759,175 0,605">
            <text:p/>
          </draw:polygon>
          <draw:polygon draw:style-name="gr2" draw:layer="layout" svg:width="0.79cm" svg:height="0.488cm" svg:x="3.381cm" svg:y="0.035cm" svg:viewBox="0 0 791 489" draw:points="789,24 761,3 0,455 19,489 781,36 789,24 781,36 783,35 785,33 786,32 787,30 788,29 789,27 790,25 791,23 791,22 791,20 791,18 791,16 789,13 788,9 786,6 783,4 782,3 780,2 779,1 777,1 775,0 773,0 771,0 769,0 768,0 766,1 763,1 761,3">
            <text:p/>
          </draw:polygon>
          <draw:polygon draw:style-name="gr2" draw:layer="layout" svg:width="0.084cm" svg:height="0.2cm" svg:x="4.086cm" svg:y="0.05cm" svg:viewBox="0 0 85 201" draw:points="28,198 38,186 85,9 47,0 0,176 28,198 0,176 0,178 0,181 0,183 0,184 0,186 1,189 2,190 3,192 3,193 5,194 6,196 8,197 11,198 14,199 17,201 22,201 23,201 25,199 26,199 28,198 30,198 31,196 33,195 34,194 35,192 36,190 37,188 38,186">
            <text:p/>
          </draw:polygon>
          <draw:polygon draw:style-name="gr2" draw:layer="layout" svg:width="0.788cm" svg:height="0.464cm" svg:x="3.326cm" svg:y="0.214cm" svg:viewBox="0 0 789 465" draw:points="1,439 28,462 789,33 770,0 10,428 1,439 10,428 8,429 6,430 5,432 3,434 2,435 1,437 0,439 0,440 0,442 0,444 0,446 0,448 1,451 2,455 4,457 7,460 8,461 10,462 11,463 13,464 15,464 17,464 18,465 20,465 22,464 24,464 26,463 28,462">
            <text:p/>
          </draw:polygon>
          <draw:polygon draw:style-name="gr2" draw:layer="layout" svg:width="0.082cm" svg:height="0.177cm" svg:x="3.327cm" svg:y="0.488cm" svg:viewBox="0 0 83 178" draw:points="53,2 44,14 0,166 37,178 82,24 53,2 82,24 82,22 82,20 83,18 82,16 82,14 81,12 80,10 80,9 79,7 77,6 76,4 75,4 72,2 68,0 65,0 62,0 59,0 58,0 56,1 54,1 53,2 51,3 50,4 48,6 47,8 46,9 45,11 44,14">
            <text:p/>
          </draw:polygon>
          <draw:polygon draw:style-name="gr3" draw:layer="layout" svg:width="0.356cm" svg:height="0.671cm" svg:x="4.811cm" svg:y="0.019cm" svg:viewBox="0 0 357 672" draw:points="312,672 357,550 39,0 0,108">
            <text:p/>
          </draw:polygon>
          <draw:polygon draw:style-name="gr2" draw:layer="layout" svg:width="0.082cm" svg:height="0.147cm" svg:x="5.104cm" svg:y="0.55cm" svg:viewBox="0 0 83 148" draw:points="79,10 45,13 0,134 36,148 81,26 79,10 81,26 82,24 83,21 83,19 83,17 83,15 82,14 81,12 81,10 79,9 79,7 77,6 76,5 73,2 70,1 67,0 62,0 61,0 59,0 57,1 55,1 54,2 52,2 51,4 50,5 47,7 47,9 45,10 45,13">
            <text:p/>
          </draw:polygon>
          <draw:polygon draw:style-name="gr2" draw:layer="layout" svg:width="0.351cm" svg:height="0.579cm" svg:x="4.831cm" svg:y="0cm" svg:viewBox="0 0 352 580" draw:points="1,13 2,28 319,580 352,561 35,9 1,13 35,9 34,8 33,6 31,4 30,3 28,2 26,1 25,1 23,0 22,0 20,0 18,0 16,0 13,1 9,3 6,5 4,7 2,8 2,10 1,11 0,13 0,15 0,17 0,19 0,20 0,22 0,25 1,27 2,28">
            <text:p/>
          </draw:polygon>
          <draw:polygon draw:style-name="gr2" draw:layer="layout" svg:width="0.077cm" svg:height="0.135cm" svg:x="4.792cm" svg:y="0.013cm" svg:viewBox="0 0 78 136" draw:points="3,125 38,122 78,13 41,0 1,109 3,125 1,109 1,111 0,114 0,115 0,118 1,120 1,122 1,123 2,125 3,126 4,127 5,129 7,130 9,132 12,134 17,135 20,136 22,136 24,135 25,134 27,134 28,133 30,132 32,131 34,130 35,128 36,126 37,125 38,122">
            <text:p/>
          </draw:polygon>
          <draw:polygon draw:style-name="gr2" draw:layer="layout" svg:width="0.347cm" svg:height="0.592cm" svg:x="4.795cm" svg:y="0.118cm" svg:viewBox="0 0 348 593" draw:points="345,579 344,563 33,0 0,18 311,582 345,579 311,582 312,584 314,585 315,588 316,589 318,590 319,591 321,591 323,592 325,593 327,593 328,593 330,593 334,591 337,590 340,588 342,585 343,583 344,582 345,581 346,579 347,577 348,575 348,574 348,572 347,570 346,568 345,565 344,563">
            <text:p/>
          </draw:polygon>
          <draw:polygon draw:style-name="gr4" draw:layer="layout" svg:width="0.899cm" svg:height="0.961cm" svg:x="4.223cm" svg:y="0.128cm" svg:viewBox="0 0 900 962" draw:points="0,187 454,962 900,563 588,0">
            <text:p/>
          </draw:polygon>
          <draw:polygon draw:style-name="gr2" draw:layer="layout" svg:width="0.49cm" svg:height="0.804cm" svg:x="4.206cm" svg:y="0.305cm" svg:viewBox="0 0 491 805" draw:points="483,799 487,775 33,0 0,19 454,794 483,799 454,794 456,796 457,798 458,800 460,801 461,802 463,803 465,803 467,804 469,805 470,805 472,805 474,804 477,803 481,801 483,799 486,797 487,795 488,794 489,792 490,791 490,789 491,787 491,785 490,783 490,781 490,779 488,777 487,775">
            <text:p/>
          </draw:polygon>
          <draw:polygon draw:style-name="gr2" draw:layer="layout" svg:width="0.477cm" svg:height="0.432cm" svg:x="4.664cm" svg:y="0.671cm" svg:viewBox="0 0 478 433" draw:points="474,10 444,5 0,404 25,433 470,34 474,10 470,34 472,32 473,31 474,29 475,27 476,25 477,23 478,21 478,20 478,18 477,16 476,14 475,13 474,10 472,7 469,4 466,2 465,1 463,1 461,1 460,0 458,0 456,0 454,1 452,1 450,1 448,2 446,3 444,5">
            <text:p/>
          </draw:polygon>
          <draw:polygon draw:style-name="gr2" draw:layer="layout" svg:width="0.347cm" svg:height="0.591cm" svg:x="4.792cm" svg:y="0.109cm" svg:viewBox="0 0 348 592" draw:points="13,1 3,28 314,592 348,572 36,9 13,1 36,9 34,7 33,5 32,4 30,3 29,2 27,1 25,0 24,0 22,0 20,0 18,0 16,0 13,1 10,2 7,4 5,6 3,8 2,9 1,11 1,12 1,14 0,16 0,18 0,20 1,22 1,24 2,26 3,28">
            <text:p/>
          </draw:polygon>
          <draw:polygon draw:style-name="gr2" draw:layer="layout" svg:width="0.613cm" svg:height="0.224cm" svg:x="4.203cm" svg:y="0.11cm" svg:viewBox="0 0 614 225" draw:points="3,215 25,223 614,36 602,0 13,187 3,215 13,187 11,187 9,188 8,190 6,190 5,192 3,193 2,195 1,197 1,198 0,200 0,202 0,204 0,207 1,211 2,214 4,217 5,218 6,220 8,221 10,222 11,223 13,223 14,225 17,225 19,225 20,225 23,225 25,223">
            <text:p/>
          </draw:polygon>
          <draw:polygon draw:style-name="gr5" draw:layer="layout" svg:width="0.627cm" svg:height="0.296cm" svg:x="4.223cm" svg:y="0.019cm" svg:viewBox="0 0 628 297" draw:points="35,193 628,0 588,109 0,297">
            <text:p/>
          </draw:polygon>
          <draw:polygon draw:style-name="gr2" draw:layer="layout" svg:width="0.617cm" svg:height="0.23cm" svg:x="4.252cm" svg:y="0cm" svg:viewBox="0 0 618 231" draw:points="616,26 592,1 0,194 11,231 604,37 616,26 604,37 606,36 607,35 609,34 611,33 612,32 613,30 614,29 615,27 616,26 616,23 616,22 618,20 616,17 616,13 614,10 612,7 612,5 610,4 609,3 607,2 606,1 604,1 602,0 601,0 599,0 596,0 595,0 592,1">
            <text:p/>
          </draw:polygon>
          <draw:polygon draw:style-name="gr2" draw:layer="layout" svg:width="0.077cm" svg:height="0.135cm" svg:x="4.792cm" svg:y="0.013cm" svg:viewBox="0 0 78 136" draw:points="25,134 38,122 78,13 41,0 1,109 25,134 1,109 1,111 0,114 0,115 0,118 1,120 1,122 1,123 2,125 3,126 4,127 5,129 7,130 9,132 12,134 17,135 20,136 22,136 24,135 25,134 27,134 28,133 30,132 32,131 34,130 35,128 36,126 37,125 38,122">
            <text:p/>
          </draw:polygon>
          <draw:polygon draw:style-name="gr2" draw:layer="layout" svg:width="0.613cm" svg:height="0.224cm" svg:x="4.203cm" svg:y="0.11cm" svg:viewBox="0 0 614 225" draw:points="1,199 25,223 614,36 602,0 13,187 1,199 13,187 11,187 9,188 8,190 6,190 5,192 3,193 2,195 1,197 1,198 0,200 0,202 0,204 0,207 1,211 2,214 4,217 5,218 6,220 8,221 10,222 11,223 13,223 14,225 17,225 19,225 20,225 23,225 25,223">
            <text:p/>
          </draw:polygon>
          <draw:polygon draw:style-name="gr2" draw:layer="layout" svg:width="0.072cm" svg:height="0.129cm" svg:x="4.205cm" svg:y="0.192cm" svg:viewBox="0 0 73 130" draw:points="47,1 35,13 0,117 36,130 72,26 47,1 72,26 73,23 73,21 73,19 73,17 73,15 72,13 72,11 71,10 70,8 69,7 67,5 66,4 63,2 60,1 56,0 53,0 51,0 50,0 47,0 46,1 44,2 43,3 41,4 40,5 38,7 37,8 36,10 35,13">
            <text:p/>
          </draw:polygon>
          <draw:polygon draw:style-name="gr5" draw:layer="layout" svg:width="3.161cm" svg:height="0.145cm" svg:x="0.022cm" svg:y="0.567cm" svg:viewBox="0 0 3162 146" draw:points="0,145 143,0 3162,0 3017,146">
            <text:p/>
          </draw:polygon>
          <draw:polygon draw:style-name="gr2" draw:layer="layout" svg:width="0.177cm" svg:height="0.178cm" svg:x="0.009cm" svg:y="0.547cm" svg:viewBox="0 0 178 179" draw:points="158,0 144,6 0,151 27,179 171,33 158,0 171,33 173,31 174,29 176,28 176,26 177,24 178,22 178,20 178,18 178,17 177,15 176,13 176,12 174,9 171,6 169,4 165,1 164,1 162,0 160,0 159,0 157,0 155,0 153,0 151,1 150,1 148,3 146,4 144,6">
            <text:p/>
          </draw:polygon>
          <draw:polygon draw:style-name="gr2" draw:layer="layout" svg:width="3.036cm" svg:height="0.038cm" svg:x="0.166cm" svg:y="0.548cm" svg:viewBox="0 0 3037 39" draw:points="3031,33 3017,0 0,0 0,39 3017,39 3031,33 3017,39 3019,39 3022,38 3024,38 3025,37 3027,36 3029,35 3030,34 3032,33 3033,31 3034,30 3034,28 3035,26 3036,23 3037,20 3036,15 3035,12 3034,10 3034,9 3033,7 3032,6 3030,4 3029,4 3027,2 3025,1 3024,1 3022,0 3019,0 3017,0">
            <text:p/>
          </draw:polygon>
          <draw:polygon draw:style-name="gr2" draw:layer="layout" svg:width="0.177cm" svg:height="0.178cm" svg:x="3.019cm" svg:y="0.554cm" svg:viewBox="0 0 178 179" draw:points="19,178 33,172 178,27 150,0 5,145 19,178 5,145 4,147 2,148 2,150 1,152 0,154 0,156 0,157 0,159 0,161 0,163 0,165 2,166 3,169 5,172 8,174 11,176 13,177 15,177 16,178 18,179 20,179 22,178 24,177 25,177 27,176 29,174 31,174 33,172">
            <text:p/>
          </draw:polygon>
          <draw:polygon draw:style-name="gr2" draw:layer="layout" svg:width="3.035cm" svg:height="0.039cm" svg:x="0.003cm" svg:y="0.692cm" svg:viewBox="0 0 3036 40" draw:points="5,5 19,39 3036,40 3036,0 19,0 5,5 19,0 16,0 14,0 12,1 10,2 9,2 7,3 5,5 4,6 3,7 2,9 1,10 1,12 0,16 0,19 0,23 1,27 1,28 2,30 3,32 4,33 5,34 7,35 9,36 10,37 12,38 14,38 16,38 19,39">
            <text:p/>
          </draw:polygon>
          <draw:polygon draw:style-name="gr4" draw:layer="layout" svg:width="3.019cm" svg:height="1.269cm" svg:x="0.019cm" svg:y="0.711cm" svg:viewBox="0 0 3020 1270" draw:points="3,0 0,1270 3017,1270 3020,0">
            <text:p/>
          </draw:polygon>
          <draw:polygon draw:style-name="gr2" draw:layer="layout" svg:width="0.042cm" svg:height="1.289cm" svg:x="0cm" svg:y="0.711cm" svg:viewBox="0 0 43 1290" draw:points="19,1290 39,1270 43,0 3,0 0,1270 19,1290 0,1270 0,1272 0,1274 1,1277 1,1279 2,1280 3,1282 4,1283 5,1284 7,1285 8,1286 10,1287 12,1288 16,1289 19,1290 23,1289 26,1288 28,1287 30,1286 31,1285 33,1284 34,1283 35,1282 36,1280 37,1279 38,1277 38,1274 39,1272 39,1270">
            <text:p/>
          </draw:polygon>
          <draw:polygon draw:style-name="gr2" draw:layer="layout" svg:width="3.036cm" svg:height="0.039cm" svg:x="0.019cm" svg:y="1.961cm" svg:viewBox="0 0 3037 40" draw:points="3037,20 3017,0 0,0 0,40 3017,40 3037,20 3017,40 3019,40 3021,39 3023,38 3025,38 3027,37 3029,36 3030,34 3031,33 3032,32 3033,30 3034,29 3035,26 3036,23 3037,20 3036,16 3035,12 3034,10 3033,9 3032,7 3031,6 3030,4 3029,3 3027,2 3025,1 3023,1 3021,0 3019,0 3017,0">
            <text:p/>
          </draw:polygon>
          <draw:polygon draw:style-name="gr2" draw:layer="layout" svg:width="0.041cm" svg:height="1.288cm" svg:x="3.017cm" svg:y="0.693cm" svg:viewBox="0 0 42 1289" draw:points="22,0 2,19 0,1289 39,1289 42,19 22,0 42,19 41,17 41,15 40,13 39,10 39,9 37,7 36,6 35,5 34,4 32,2 30,2 29,1 25,0 22,0 18,0 15,1 13,2 11,2 10,4 8,5 7,6 6,7 5,9 4,10 3,13 3,15 2,17 2,19">
            <text:p/>
          </draw:polygon>
          <draw:polygon draw:style-name="gr2" draw:layer="layout" svg:width="3.035cm" svg:height="0.039cm" svg:x="0.003cm" svg:y="0.692cm" svg:viewBox="0 0 3036 40" draw:points="0,19 19,39 3036,40 3036,0 19,0 0,19 19,0 16,0 14,0 12,1 10,2 9,2 7,3 5,5 4,6 3,7 2,9 1,10 1,12 0,16 0,19 0,23 1,27 1,28 2,30 3,32 4,33 5,34 7,35 9,36 10,37 12,38 14,38 16,38 19,39">
            <text:p/>
          </draw:polygon>
          <draw:polygon draw:style-name="gr3" draw:layer="layout" svg:width="0.145cm" svg:height="1.406cm" svg:x="3.038cm" svg:y="0.567cm" svg:viewBox="0 0 146 1407" draw:points="1,1407 146,1262 145,0 0,144">
            <text:p/>
          </draw:polygon>
          <draw:polygon draw:style-name="gr2" draw:layer="layout" svg:width="0.176cm" svg:height="0.178cm" svg:x="3.027cm" svg:y="1.809cm" svg:viewBox="0 0 177 179" draw:points="176,20 143,6 0,151 26,179 171,33 176,20 171,33 172,31 173,30 174,28 175,26 175,24 176,22 177,21 177,19 176,17 175,15 175,13 174,12 173,9 171,6 168,4 164,2 163,1 161,0 160,0 157,0 156,0 154,0 152,0 151,1 148,2 147,3 145,4 143,6">
            <text:p/>
          </draw:polygon>
          <draw:polygon draw:style-name="gr2" draw:layer="layout" svg:width="0.039cm" svg:height="1.281cm" svg:x="3.164cm" svg:y="0.548cm" svg:viewBox="0 0 40 1282" draw:points="5,6 0,19 0,1282 40,1282 39,19 5,6 39,19 39,17 39,15 38,13 37,10 36,9 35,7 34,6 33,5 32,4 30,2 28,1 26,1 23,0 20,0 16,0 12,1 11,1 9,2 7,4 6,5 4,6 3,7 2,9 1,10 0,13 0,15 0,17 0,19">
            <text:p/>
          </draw:polygon>
          <draw:polygon draw:style-name="gr2" draw:layer="layout" svg:width="0.177cm" svg:height="0.178cm" svg:x="3.019cm" svg:y="0.554cm" svg:viewBox="0 0 178 179" draw:points="0,158 33,172 178,27 150,0 5,145 0,158 5,145 4,147 2,148 2,150 1,152 0,154 0,156 0,157 0,159 0,161 0,163 0,165 2,166 3,169 5,172 8,174 11,176 13,177 15,177 16,178 18,179 20,179 22,178 24,177 25,177 27,176 29,174 31,174 33,172">
            <text:p/>
          </draw:polygon>
          <draw:polygon draw:style-name="gr2" draw:layer="layout" svg:width="0.04cm" svg:height="1.28cm" svg:x="3.019cm" svg:y="0.712cm" svg:viewBox="0 0 41 1281" draw:points="35,1275 41,1261 39,0 0,0 1,1261 35,1275 1,1261 1,1264 2,1266 2,1268 2,1270 4,1271 5,1273 6,1275 7,1276 8,1277 10,1278 12,1279 14,1280 17,1281 21,1281 25,1281 28,1280 29,1279 31,1278 33,1277 34,1276 35,1275 37,1273 38,1271 39,1270 39,1268 40,1266 40,1264 41,126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Truck</dc:title>
    <meta:creation-date>2011-02-07T16:44:07</meta:creation-date>
    <meta:editing-duration>P0D</meta:editing-duration>
    <meta:editing-cycles>1</meta:editing-cycles>
    <meta:document-statistic meta:object-count="56"/>
    <meta:generator>OpenOffice.org/3.3$Linux OpenOffice.org_project/330m20$Build-9567</meta:generator>
  </office:meta>
</office:document-meta>
</file>